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08ee4"/>
    </style:style>
    <style:style style:name="P7" style:family="paragraph" style:parent-style-name="Standard">
      <style:text-properties officeooo:rsid="00063182" officeooo:paragraph-rsid="0013ad00"/>
    </style:style>
    <style:style style:name="P8" style:family="paragraph" style:parent-style-name="Standard">
      <style:text-properties officeooo:rsid="00063182" officeooo:paragraph-rsid="00171ab4"/>
    </style:style>
    <style:style style:name="P9" style:family="paragraph" style:parent-style-name="Standard">
      <style:text-properties officeooo:rsid="00063182" officeooo:paragraph-rsid="00189ab7"/>
    </style:style>
    <style:style style:name="P10" style:family="paragraph" style:parent-style-name="Standard">
      <style:text-properties officeooo:rsid="00063182" officeooo:paragraph-rsid="0018cb4b"/>
    </style:style>
    <style:style style:name="P11" style:family="paragraph" style:parent-style-name="Standard">
      <style:text-properties officeooo:rsid="000d307a" officeooo:paragraph-rsid="000d307a"/>
    </style:style>
    <style:style style:name="P12" style:family="paragraph" style:parent-style-name="Standard">
      <style:text-properties officeooo:rsid="000d307a" officeooo:paragraph-rsid="00171ab4"/>
    </style:style>
    <style:style style:name="P13" style:family="paragraph" style:parent-style-name="Standard">
      <style:text-properties style:text-underline-style="solid" style:text-underline-width="auto" style:text-underline-color="font-color" officeooo:rsid="00063182" officeooo:paragraph-rsid="00063182"/>
    </style:style>
    <style:style style:name="P14"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5"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6"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7"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8"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19"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20"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21"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22" style:family="paragraph" style:parent-style-name="Standard">
      <style:text-properties officeooo:rsid="000dffdc" officeooo:paragraph-rsid="000dffdc"/>
    </style:style>
    <style:style style:name="P23" style:family="paragraph" style:parent-style-name="Standard">
      <style:text-properties officeooo:rsid="000f53db" officeooo:paragraph-rsid="000f53db"/>
    </style:style>
    <style:style style:name="P24" style:family="paragraph" style:parent-style-name="Standard">
      <style:text-properties officeooo:rsid="000f53db" officeooo:paragraph-rsid="00171ab4"/>
    </style:style>
    <style:style style:name="P25" style:family="paragraph" style:parent-style-name="Standard">
      <style:text-properties officeooo:rsid="000fe824" officeooo:paragraph-rsid="000fe824"/>
    </style:style>
    <style:style style:name="P26" style:family="paragraph" style:parent-style-name="Standard">
      <style:text-properties officeooo:paragraph-rsid="000fe824"/>
    </style:style>
    <style:style style:name="P27" style:family="paragraph" style:parent-style-name="Standard">
      <style:text-properties officeooo:rsid="0013ad00" officeooo:paragraph-rsid="0013ad00"/>
    </style:style>
    <style:style style:name="P28" style:family="paragraph" style:parent-style-name="Standard">
      <style:text-properties officeooo:rsid="00171ab4" officeooo:paragraph-rsid="00171ab4"/>
    </style:style>
    <style:style style:name="P29" style:family="paragraph" style:parent-style-name="Standard">
      <style:text-properties officeooo:rsid="00171ab4" officeooo:paragraph-rsid="00189ab7"/>
    </style:style>
    <style:style style:name="P30" style:family="paragraph" style:parent-style-name="Standard">
      <style:text-properties officeooo:rsid="0018cb4b" officeooo:paragraph-rsid="0018cb4b"/>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style:font-name="Courier New" fo:font-size="11pt" fo:font-weight="bold" officeooo:rsid="000fe824" fo:background-color="#eeeeee" loext:char-shading-value="0" style:font-size-asian="11pt" style:font-weight-asian="bold" style:font-size-complex="11pt" style:font-weight-complex="bold"/>
    </style:style>
    <style:style style:name="T14" style:family="text">
      <style:text-properties style:font-name="Courier New" fo:font-size="11pt" fo:font-weight="bold" officeooo:rsid="00171ab4" fo:background-color="#eeeeee" loext:char-shading-value="0" style:font-size-asian="11pt" style:font-weight-asian="bold" style:font-size-complex="11pt" style:font-weight-complex="bold"/>
    </style:style>
    <style:style style:name="T15" style:family="text">
      <style:text-properties style:font-name="Courier New" fo:font-size="11pt" fo:font-weight="bold" officeooo:rsid="00189ab7" fo:background-color="#eeeeee" loext:char-shading-value="0" style:font-size-asian="11pt" style:font-weight-asian="bold" style:font-size-complex="11pt" style:font-weight-complex="bold"/>
    </style:style>
    <style:style style:name="T16" style:family="text">
      <style:text-properties officeooo:rsid="0011ef1d"/>
    </style:style>
    <style:style style:name="T17" style:family="text">
      <style:text-properties officeooo:rsid="0013ad00"/>
    </style:style>
    <style:style style:name="T18" style:family="text">
      <style:text-properties officeooo:rsid="001562ce"/>
    </style:style>
    <style:style style:name="T19" style:family="text">
      <style:text-properties officeooo:rsid="00171ab4"/>
    </style:style>
    <style:style style:name="T20" style:family="text">
      <style:text-properties fo:font-style="italic" fo:font-weight="bold" officeooo:rsid="00171ab4" style:font-style-asian="italic" style:font-weight-asian="bold" style:font-style-complex="italic" style:font-weight-complex="bold"/>
    </style:style>
    <style:style style:name="T21" style:family="text">
      <style:text-properties officeooo:rsid="00175a40"/>
    </style:style>
    <style:style style:name="T22" style:family="text">
      <style:text-properties officeooo:rsid="00189ab7"/>
    </style:style>
    <style:style style:name="T23" style:family="text">
      <style:text-properties officeooo:rsid="0018cb4b"/>
    </style:style>
    <style:style style:name="T24" style:family="text">
      <style:text-properties officeooo:rsid="001a3e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ulti-Word-Int</text:p>
      <text:p text:style-name="P14"/>
      <text:p text:style-name="P5">Multi-Word-Int is a large integer library for the Free Pascal compiler.</text:p>
      <text:p text:style-name="P8">It is written entirely in Pascal, works in both 32bit and 64bit environments, so should be portable to any platform that is targeted by the compiler. <text:span text:style-name="T19">It has been tested on Windows 10 with Intel CPU (32bit &amp; 64bit), and Linux on Raspberry Pi ARM CPU (32bit &amp; 64bit).</text:span></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5"><text:span text:style-name="T9">Large </text:span><text:span text:style-name="T8">Integer Types</text:span></text:p>
      <text:p text:style-name="P15"/>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6">M</text:span>ulti_Int_XV :<text:tab/><text:span text:style-name="T19">variab</text:span>le <text:span text:style-name="T19">size</text:span> multiple word integer</text:p>
      <text:p text:style-name="P9">The <text:span text:style-name="T19">default </text:span>size of this type is defined by the calling code in a parameter to the initialisation procedure; this is in half-words. So, if you specify 128, this equals 64 whole words, which equals 4096 bits <text:span text:style-name="T1">in a 64bit environment</text:span>. <text:span text:style-name="T22">For example: <text:s/></text:span><text:span text:style-name="T13"><text:s/></text:span><text:span text:style-name="T14">Multi_Init_Initialisation</text:span><text:span text:style-name="T15">(64)</text:span><text:span text:style-name="T13">; </text:span></text:p>
      <text:p text:style-name="P9"><text:span text:style-name="T19">A maximum size is set at 2x the default in the initialisation function, </text:span><text:span text:style-name="T21">but b</text:span><text:span text:style-name="T19">y calling Multi_Int_Set_XV_Limit, you can specify the maximum size of this type, </text:span><text:span text:style-name="T22">like this: <text:s/></text:span><text:span text:style-name="T13"><text:s/></text:span><text:span text:style-name="T14">Multi_Int_Set_XV_Limit</text:span><text:span text:style-name="T15">(64)</text:span><text:span text:style-name="T13">; </text:span><text:s text:c="2"/></text:p>
      <text:p text:style-name="P28">As the number contained in a <text:span text:style-name="T16">M</text:span><text:span text:style-name="T6">ulti_Int_XV </text:span>variable gets larger, the size of the variable expands to a size that can contain the number. If the maximum size is reached, an overflow exception/error is generated.</text:p>
      <text:p text:style-name="P29"><text:span text:style-name="T21">Individual v</text:span>ariables of type <text:span text:style-name="T16">M</text:span><text:span text:style-name="T6">ulti_Int_XV </text:span>can be resized explicitly by calling the Multi_Int_Reset_XV_Size function, but in most cases this will not be necessary <text:span text:style-name="T21">because it will be done automatically whenever a new value is assigned: <text:s/></text:span><text:span text:style-name="T13"><text:s/></text:span><text:span text:style-name="T12">Multi_Int_Reset_XV_Size</text:span><text:span text:style-name="T15">(V,64)</text:span><text:span text:style-name="T13">; </text:span></text:p>
      <text:p text:style-name="P8">The larger the size <text:span text:style-name="T19">of </text:span><text:span text:style-name="T16">M</text:span>ulti_Int_XV <text:span text:style-name="T19">variables</text:span>, the slower the calculations become.</text:p>
      <text:p text:style-name="P8">The <text:span text:style-name="T19">fixed-size </text:span>types Multi_Int_X2, Multi_Int_X3 and Multi_Int_X4 are provided for maximum speed<text:span text:style-name="T7">, t</text:span>he Multi_Int_XV type is provided for maximum flexibility. </text:p>
      <text:p text:style-name="P18"/>
      <text:p text:style-name="P18">Operators</text:p>
      <text:p text:style-name="P1"/>
      <text:p text:style-name="P1">The following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xor :<text:tab/></text:span>exclusive-or</text:p>
      <text:p text:style-name="P1"><text:soft-page-break/><text:span text:style-name="T7">mod :<text:tab/></text:span>modulo</text:p>
      <text:p text:style-name="P1"><text:span text:style-name="T7">** : <text:tab/></text:span>power</text:p>
      <text:p text:style-name="P1"><text:span text:style-name="T7">abs :<text:tab/></text:span>absolute <text:span text:style-name="T7">value</text:span></text:p>
      <text:p text:style-name="P30">shr :<text:tab/>bit shift right</text:p>
      <text:p text:style-name="P30">shl :<text:tab/>bit shift left</text:p>
      <text:p text:style-name="P10"/>
      <text:p text:style-name="P1">The standard comparison/logical operators are provided:</text:p>
      <text:p text:style-name="P4"><text:s text:c="2"/>= <text:s/><text:span text:style-name="T7">equals</text:span></text:p>
      <text:p text:style-name="P4"><text:s/>&lt;&gt; <text:s/><text:span text:style-name="T7">not-equals</text:span></text:p>
      <text:p text:style-name="P4"><text:s/>&gt; <text:span text:style-name="T7">greater-than</text:span></text:p>
      <text:p text:style-name="P4"><text:s/>&gt;= <text:span text:style-name="T7">greater-than-or-equal-to</text:span></text:p>
      <text:p text:style-name="P4"><text:s/>&lt; <text:span text:style-name="T7">less-than</text:span> </text:p>
      <text:p text:style-name="P4">&lt;= <text:span text:style-name="T7">less-than-or-equal-to</text:span></text:p>
      <text:p text:style-name="P1">These can be used in expressions in the same was as standard built-in integers.</text:p>
      <text:p text:style-name="P17"/>
      <text:p text:style-name="P17">Type Conversion</text:p>
      <text:p text:style-name="P1"/>
      <text:p text:style-name="P1">Conversion to/from other types is automatic/implicit, for the following types:</text:p>
      <text:p text:style-name="P1">to/from integers</text:p>
      <text:p text:style-name="P1"><text:span text:style-name="T19">t</text:span>o/from real <text:s/><text:span text:style-name="T19">(with significant loss of precision)</text:span></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13"/>
      <text:p text:style-name="P13">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25"/>
      <text:p text:style-name="P25">One has to be careful when using implicit type/value conversions. When using a numeric type or literal that is greater than a standard integer maximum value, the compiler will a<text:span text:style-name="T19">s</text:span>sume (or implicitly cast to) a float type, then assign that float value to the Multi_Int, and lose a significant amount of precision. An example is the following assignment:</text:p>
      <text:p text:style-name="P25"/>
      <text:p text:style-name="P20">var V:Multi_Int;</text:p>
      <text:p text:style-name="P20">V:=18446744073709551616; <text:s/>// this value is 1 greater than the maximum amount that a uint64 type can contain.</text:p>
      <text:p text:style-name="P21"/>
      <text:p text:style-name="P26">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25"/>
      <text:p text:style-name="P20">var V:Multi_Int;</text:p>
      <text:p text:style-name="P20">V:=’18446744073709551616’; <text:s/>// this value is correctly assigned, with no loss of precision.</text:p>
      <text:p text:style-name="P20"/>
      <text:p text:style-name="P25"><text:soft-page-break/>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7"/>
      <text:p text:style-name="P17">Other operations/functions</text:p>
      <text:p text:style-name="P1"/>
      <text:p text:style-name="P1">The following operations/functions are provided:</text:p>
      <text:p text:style-name="P1">Odd(v)</text:p>
      <text:p text:style-name="P1">Even(v)</text:p>
      <text:p text:style-name="P1">SqRoot(v,result,remainder)</text:p>
      <text:p text:style-name="P1">Abs(v)</text:p>
      <text:p text:style-name="P10">ShiftUp(v, Nbits)<text:tab/><text:tab/><text:span text:style-name="T23">this function has been replaced by the shl operator</text:span></text:p>
      <text:p text:style-name="P10">ShiftDown(v, Nbits)<text:tab/><text:tab/><text:span text:style-name="T23">this function has been replaced by the shr operator</text:span></text:p>
      <text:p text:style-name="P3">RotateUp(v, Nbits)<text:tab/><text:tab/><text:span text:style-name="T23">this function has been withdrawn</text:span></text:p>
      <text:p text:style-name="P10">RotateDown(v, Nbits)<text:tab/><text:tab/><text:span text:style-name="T23">this function has been withdrawn</text:span></text:p>
      <text:p text:style-name="P3"/>
      <text:p text:style-name="P8">If the SqRoot (square root) function cannot give an exact result, it rounds down, and gives a remainder. <text:span text:style-name="T19">Note that the S</text:span><text:span text:style-name="T23">HL</text:span><text:span text:style-name="T19"> and S</text:span><text:span text:style-name="T23">HR</text:span><text:span text:style-name="T19"> </text:span><text:span text:style-name="T23">operator</text:span><text:span text:style-name="T19">s do not generate a overflow exceptions, which is different to the behaviour of the equivalent native code operations.</text:span></text:p>
      <text:p text:style-name="P8"><text:span text:style-name="T5">The </text:span>RotateUp <text:span text:style-name="T5">and </text:span>Rotat<text:span text:style-name="T5">eDown procedures </text:span><text:span text:style-name="T23">have been withdrawn, because of problems with the internal logic</text:span><text:span text:style-name="T5">. </text:span></text:p>
      <text:p text:style-name="P1"/>
      <text:p text:style-name="P1">The following methods are also provided to calling code:</text:p>
      <text:p text:style-name="P1">v.Defined<text:tab/>this indicates if the variable is defined/undefined</text:p>
      <text:p text:style-name="P1">v.Overflow<text:tab/>this indicates if the variable has overflowed</text:p>
      <text:p text:style-name="P1">v.Negative<text:tab/>this indicates if the variable is negative</text:p>
      <text:p text:style-name="P17"/>
      <text:p text:style-name="P17">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6"/>
      <text:p text:style-name="P16">Exceptions</text:p>
      <text:p text:style-name="P4"/>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Multi_Int_ERROR, which is also set after any operation that generates an error. <text:s/>The Defined and Overload attributes and the Multi_Int_ERROR variable are always set, even if Multi_Int_RAISE_EXCEPTIONS_ENABLED variable is set to FALSE. If 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17"/>
      <text:p text:style-name="P17">Technical Notes</text:p>
      <text:p text:style-name="P1"><text:soft-page-break/></text:p>
      <text:p text:style-name="P1">The <text:span text:style-name="T19">unit </text:span>code will <text:span text:style-name="T24">n</text:span>o<text:span text:style-name="T24">w</text:span> compile &amp; work correctly in Delphi mode <text:span text:style-name="T24">or</text:span><text:span text:style-name="T7"> ObjFPC </text:span><text:span text:style-name="T17">mode </text:span><text:span text:style-name="T7">with </text:span>"advancedrecords".</text:p>
      <text:p text:style-name="P1"/>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6">Multi_Init_Initialisation <text:span text:style-name="T19">can</text:span> be called <text:span text:style-name="T19">many times</text:span>, before <text:span text:style-name="T19">or after </text:span>any Multi_Int variables are used/<text:span text:style-name="T19">created</text:span>. If called a second time after <text:s/>Multi_Int variables have been created/used, <text:span text:style-name="T19">already existing variables are not affected</text:span>.</text:p>
      <text:p text:style-name="P1"/>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12"/>
      <text:p text:style-name="P11">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tab/>MULTI_INT_2W_S = <text:span text:style-name="T2">Multi_</text:span>int64;</text:p>
      <text:p text:style-name="P2"><text:tab/>MULTI_INT_2W_U = <text:span text:style-name="T2">Multi_</text:span>int64u;</text:p>
      <text:p text:style-name="P23"/>
      <text:p text:style-name="P24">There are <text:span text:style-name="T19">is a </text:span>define in the source code {$define Overflow_Checks}, <text:span text:style-name="T19">which </text:span>is <text:span text:style-name="T17">intended for use when compiler overflow checks are enabled</text:span>.<text:span text:style-name="T17"> The </text:span>{$define Overflow_Checks} <text:span text:style-name="T17">does not switch on overflow checking for you; if you wish to use overflow checking, you still need to enable this in the usual way. </text:span><text:span text:style-name="T19">In short, the rule is: if you want overflow checking, turn it on in the usual way </text:span><text:span text:style-name="T20">and</text:span><text:span text:style-name="T19"> set </text:span>{$define Overflow_Checks}. <text:span text:style-name="T19">If you turn on overflow checking, but do not set </text:span>{$define Overflow_Checks}, <text:span text:style-name="T19">then the code will turn off overflow checking at bit shift operations and will not re-enable them.</text:span> <text:span text:style-name="T19">On Intel CPUs, s</text:span><text:span text:style-name="T17">ome bit shift operations trigger a</text:span><text:span text:style-name="T19">n undesired</text:span><text:span text:style-name="T17"> overflow exception, and the code disables overflow checking around these operations. The </text:span>{$define Overflow_Checks} <text:span text:style-name="T17">tells the code that overflow checking needs to be re-enabled after bit shift operations.</text:span></text:p>
      <text:p text:style-name="P24"/>
      <text:p text:style-name="P24"><text:span text:style-name="T19">The define </text:span>{$define extended_inc_operator} causes the code to attempt to overload the two-parameter Inc operator/procedure, which does not work on all versions of the compiler.</text:p>
      <text:p text:style-name="P1"><text:soft-page-break/></text:p>
      <text:p text:style-name="P27">The library code defines two big integer types for internal use only:</text:p>
      <text:p text:style-name="P27"><text:span text:style-name="T6">Multi_Int_X</text:span>5<text:span text:style-name="T6"> :<text:tab/>fixed </text:span>5<text:span text:style-name="T6"> word integer</text:span></text:p>
      <text:p text:style-name="P7"><text:span text:style-name="T16">M</text:span>ulti_Int_X<text:span text:style-name="T17">W</text:span> :<text:tab/><text:span text:style-name="T17">vari</text:span>able multiple word integer <text:span text:style-name="T17">that is one word larger than </text:span><text:span text:style-name="T16">M</text:span>ulti_Int_X<text:span text:style-name="T17">V</text:span></text:p>
      <text:p text:style-name="P27">These types are <text:span text:style-name="T18">requir</text:span>ed by the division routine.</text:p>
      <text:p text:style-name="P27"/>
      <text:p text:style-name="P1">The library code <text:span text:style-name="T17">define</text:span>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7">It is intended for internal library use only.</text:span></text:p>
      <text:p text:style-name="P1"/>
      <text:p text:style-name="P1">Here is a small Demo Program...</text:p>
      <text:p text:style-name="P19">(*----------------------------*)</text:p>
      <text:p text:style-name="P19">Program hello_multi_int;</text:p>
      <text:p text:style-name="P19">uses Multi_Int;</text:p>
      <text:p text:style-name="P19">type Big_Int= Multi_int_XV;</text:p>
      <text:p text:style-name="P19">var<text:tab/>N,P,R,Q<text:tab/>: Big_Int;</text:p>
      <text:p text:style-name="P19">begin</text:p>
      <text:p text:style-name="P19">// literal numbers &gt; 64bit MAXINT <text:span text:style-name="T19">should</text:span> be specified as strings</text:p>
      <text:p text:style-name="P19">N:= '340282366920938463463374607431768211455'; <text:s/>// equals ((2 ** 128) - 1)</text:p>
      <text:p text:style-name="P19">P:= ((Big_Int(2) ** Big_Int(128)) – 1); // sometimes explicit type casting is necessary</text:p>
      <text:p text:style-name="P19">if ((P - N) &lt;&gt; 0) then writeln('Fail!');</text:p>
      <text:p text:style-name="P19">P:= (N ** 2);</text:p>
      <text:p text:style-name="P19">R:= (P div N);</text:p>
      <text:p text:style-name="P19">if (R &lt;&gt; N) then writeln('Fail!')</text:p>
      <text:p text:style-name="P19">else writeln('R = N = ',R.ToStr);</text:p>
      <text:p text:style-name="P19">sqroot(P,R,Q);</text:p>
      <text:p text:style-name="P19">if (R &lt;&gt; N) or (Q &lt;&gt; 0)</text:p>
      <text:p text:style-name="P19">then writeln('Fail!')</text:p>
      <text:p text:style-name="P19">else writeln('Hex R = N = ',R.ToHex);</text:p>
      <text:p text:style-name="P19">end.</text:p>
      <text:p text:style-name="P19">(*----------------------------*)</text:p>
      <text:p text:style-name="P19"/>
      <text:p text:style-name="P22">Documentation v1.<text:span text:style-name="T24">7</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4-02-12T23:43:20.417000000</dc:date>
    <meta:editing-duration>PT11H39M57S</meta:editing-duration>
    <meta:editing-cycles>40</meta:editing-cycles>
    <meta:generator>LibreOffice/7.5.5.2$Windows_X86_64 LibreOffice_project/ca8fe7424262805f223b9a2334bc7181abbcbf5e</meta:generator>
    <meta:document-statistic meta:table-count="0" meta:image-count="0" meta:object-count="0" meta:page-count="5" meta:paragraph-count="140" meta:word-count="1664" meta:character-count="10919" meta:non-whitespace-character-count="9338"/>
  </office:meta>
</office:document-meta>
</file>